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252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2846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1299in"/>
    </style:style>
    <style:style style:name="co7" style:family="table-column">
      <style:table-column-properties fo:break-before="auto" style:column-width="1.7398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72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hr4">
      <style:table-properties table:display="true" style:writing-mode="lr-tb"/>
    </style: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 style:data-style-name="N806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r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" office:value-type="float" office:value="999981">
            <text:p>1.00E+06</text:p>
          </table:table-cell>
          <table:table-cell table:style-name="ce2" office:value-type="float" office:value="2.385">
            <text:p>2.385</text:p>
          </table:table-cell>
          <table:table-cell table:style-name="ce2" office:value-type="float" office:value="4.173">
            <text:p>4.173</text:p>
          </table:table-cell>
          <table:table-cell/>
          <table:table-cell table:style-name="ce1" office:value-type="float" office:value="999981">
            <text:p>1.00E+06</text:p>
          </table:table-cell>
          <table:table-cell table:style-name="ce2" office:value-type="float" office:value="2.385">
            <text:p>2.385</text:p>
          </table:table-cell>
          <table:table-cell table:style-name="ce2" office:value-type="float" office:value="4.173">
            <text:p>4.173</text:p>
          </table:table-cell>
          <table:table-cell table:style-name="ce2" office:value-type="float" office:value="2.74">
            <text:p>2.74</text:p>
          </table:table-cell>
          <table:table-cell table:style-name="ce2" office:value-type="float" office:value="4.235">
            <text:p>4.235</text:p>
          </table:table-cell>
          <table:table-cell table:formula="of:=[.$F1]+([.$H1]-[.$F1])/10" office:value-type="float" office:value="2.4205">
            <text:p>2.4205</text:p>
          </table:table-cell>
          <table:table-cell table:formula="of:=[.$G1]+([.$I1]-[.$G1])/10" office:value-type="float" office:value="4.1792">
            <text:p>4.1792</text:p>
          </table:table-cell>
          <table:table-cell table:formula="of:=[.$F1]+2*([.$H1]-[.$F1])/10" office:value-type="float" office:value="2.456">
            <text:p>2.456</text:p>
          </table:table-cell>
          <table:table-cell table:formula="of:=[.$G1]+2*([.$I1]-[.$G1])/10" office:value-type="float" office:value="4.1854">
            <text:p>4.1854</text:p>
          </table:table-cell>
          <table:table-cell table:number-columns-repeated="1011"/>
        </table:table-row>
        <table:table-row table:style-name="ro1">
          <table:table-cell table:style-name="ce1" office:value-type="float" office:value="28150090">
            <text:p>2.82E+07</text:p>
          </table:table-cell>
          <table:table-cell table:style-name="ce2" office:value-type="float" office:value="2.416">
            <text:p>2.416</text:p>
          </table:table-cell>
          <table:table-cell table:style-name="ce2" office:value-type="float" office:value="4.164">
            <text:p>4.164</text:p>
          </table:table-cell>
          <table:table-cell/>
          <table:table-cell table:style-name="ce1" office:value-type="float" office:value="15884690">
            <text:p>1.59E+07</text:p>
          </table:table-cell>
          <table:table-cell table:formula="of:=FORECAST([.E2];OFFSET([.$B$1];MATCH([.E2];[.$A$1:.$A$21];1)-1;0;2);OFFSET([.$A$1];MATCH([.E2];[.$A$1:.$A$21];1)-1;0;2))" office:value-type="float" office:value="2.40199536377552">
            <text:p>2.4019953638</text:p>
          </table:table-cell>
          <table:table-cell table:formula="of:=FORECAST([.E2];OFFSET([.$C$1];MATCH([.E2];[.$A$1:.$A$21];1)-1;0;2);OFFSET([.$A$1];MATCH([.E2];[.$A$1:.$A$21];1)-1;0;2))" office:value-type="float" office:value="4.16806586212969">
            <text:p>4.1680658621</text:p>
          </table:table-cell>
          <table:table-cell table:style-name="ce2" office:value-type="float" office:value="2.773">
            <text:p>2.773</text:p>
          </table:table-cell>
          <table:table-cell table:style-name="ce2" office:value-type="float" office:value="4.227">
            <text:p>4.227</text:p>
          </table:table-cell>
          <table:table-cell table:formula="of:=[.$F2]+([.$H2]-[.$F2])/10" office:value-type="float" office:value="2.43909582739797">
            <text:p>2.4390958274</text:p>
          </table:table-cell>
          <table:table-cell table:formula="of:=[.$G2]+([.$I2]-[.$G2])/10" office:value-type="float" office:value="4.17395927591672">
            <text:p>4.1739592759</text:p>
          </table:table-cell>
          <table:table-cell table:formula="of:=[.$F2]+2*([.$H2]-[.$F2])/10" office:value-type="float" office:value="2.47619629102042">
            <text:p>2.476196291</text:p>
          </table:table-cell>
          <table:table-cell table:formula="of:=[.$G2]+2*([.$I2]-[.$G2])/10" office:value-type="float" office:value="4.17985268970375">
            <text:p>4.1798526897</text:p>
          </table:table-cell>
          <table:table-cell table:number-columns-repeated="1011"/>
        </table:table-row>
        <table:table-row table:style-name="ro1">
          <table:table-cell table:style-name="ce1" office:value-type="float" office:value="58648570">
            <text:p>5.86E+07</text:p>
          </table:table-cell>
          <table:table-cell table:style-name="ce2" office:value-type="float" office:value="2.462">
            <text:p>2.462</text:p>
          </table:table-cell>
          <table:table-cell table:style-name="ce2" office:value-type="float" office:value="4.155">
            <text:p>4.155</text:p>
          </table:table-cell>
          <table:table-cell/>
          <table:table-cell table:style-name="ce1" office:value-type="float" office:value="34010520">
            <text:p>3.40E+07</text:p>
          </table:table-cell>
          <table:table-cell table:formula="of:=FORECAST([.E3];OFFSET([.$B$1];MATCH([.E3];[.$A$1:.$A$21];1)-1;0;2);OFFSET([.$A$1];MATCH([.E3];[.$A$1:.$A$21];1)-1;0;2))" office:value-type="float" office:value="2.42483912181853">
            <text:p>2.4248391218</text:p>
          </table:table-cell>
          <table:table-cell table:formula="of:=FORECAST([.E3];OFFSET([.$C$1];MATCH([.E3];[.$A$1:.$A$21];1)-1;0;2);OFFSET([.$A$1];MATCH([.E3];[.$A$1:.$A$21];1)-1;0;2))" office:value-type="float" office:value="4.16227060660072">
            <text:p>4.1622706066</text:p>
          </table:table-cell>
          <table:table-cell table:style-name="ce2" office:value-type="float" office:value="2.822">
            <text:p>2.822</text:p>
          </table:table-cell>
          <table:table-cell table:style-name="ce2" office:value-type="float" office:value="4.218">
            <text:p>4.218</text:p>
          </table:table-cell>
          <table:table-cell table:formula="of:=[.$F3]+([.$H3]-[.$F3])/10" office:value-type="float" office:value="2.46455520963668">
            <text:p>2.4645552096</text:p>
          </table:table-cell>
          <table:table-cell table:formula="of:=[.$G3]+([.$I3]-[.$G3])/10" office:value-type="float" office:value="4.16784354594065">
            <text:p>4.1678435459</text:p>
          </table:table-cell>
          <table:table-cell table:formula="of:=[.$F3]+2*([.$H3]-[.$F3])/10" office:value-type="float" office:value="2.50427129745482">
            <text:p>2.5042712975</text:p>
          </table:table-cell>
          <table:table-cell table:formula="of:=[.$G3]+2*([.$I3]-[.$G3])/10" office:value-type="float" office:value="4.17341648528058">
            <text:p>4.1734164853</text:p>
          </table:table-cell>
          <table:table-cell table:number-columns-repeated="1011"/>
        </table:table-row>
        <table:table-row table:style-name="ro1">
          <table:table-cell table:style-name="ce1" office:value-type="float" office:value="84561930">
            <text:p>8.46E+07</text:p>
          </table:table-cell>
          <table:table-cell table:style-name="ce2" office:value-type="float" office:value="2.507">
            <text:p>2.507</text:p>
          </table:table-cell>
          <table:table-cell table:style-name="ce2" office:value-type="float" office:value="4.144">
            <text:p>4.144</text:p>
          </table:table-cell>
          <table:table-cell/>
          <table:table-cell table:style-name="ce1" office:value-type="float" office:value="48864750">
            <text:p>4.89E+07</text:p>
          </table:table-cell>
          <table:table-cell table:formula="of:=FORECAST([.E4];OFFSET([.$B$1];MATCH([.E4];[.$A$1:.$A$21];1)-1;0;2);OFFSET([.$A$1];MATCH([.E4];[.$A$1:.$A$21];1)-1;0;2))" office:value-type="float" office:value="2.44724333934019">
            <text:p>2.4472433393</text:p>
          </table:table-cell>
          <table:table-cell table:formula="of:=FORECAST([.E4];OFFSET([.$C$1];MATCH([.E4];[.$A$1:.$A$21];1)-1;0;2);OFFSET([.$A$1];MATCH([.E4];[.$A$1:.$A$21];1)-1;0;2))" office:value-type="float" office:value="4.15788717273779">
            <text:p>4.1578871727</text:p>
          </table:table-cell>
          <table:table-cell table:style-name="ce2" office:value-type="float" office:value="2.87">
            <text:p>2.87</text:p>
          </table:table-cell>
          <table:table-cell table:style-name="ce2" office:value-type="float" office:value="4.209">
            <text:p>4.209</text:p>
          </table:table-cell>
          <table:table-cell table:formula="of:=[.$F4]+([.$H4]-[.$F4])/10" office:value-type="float" office:value="2.48951900540617">
            <text:p>2.4895190054</text:p>
          </table:table-cell>
          <table:table-cell table:formula="of:=[.$G4]+([.$I4]-[.$G4])/10" office:value-type="float" office:value="4.16299845546401">
            <text:p>4.1629984555</text:p>
          </table:table-cell>
          <table:table-cell table:formula="of:=[.$F4]+2*([.$H4]-[.$F4])/10" office:value-type="float" office:value="2.53179467147215">
            <text:p>2.5317946715</text:p>
          </table:table-cell>
          <table:table-cell table:formula="of:=[.$G4]+2*([.$I4]-[.$G4])/10" office:value-type="float" office:value="4.16810973819023">
            <text:p>4.1681097382</text:p>
          </table:table-cell>
          <table:table-cell table:number-columns-repeated="1011"/>
        </table:table-row>
        <table:table-row table:style-name="ro1">
          <table:table-cell table:style-name="ce1" office:value-type="float" office:value="106029100">
            <text:p>1.06E+08</text:p>
          </table:table-cell>
          <table:table-cell table:style-name="ce2" office:value-type="float" office:value="2.55">
            <text:p>2.55</text:p>
          </table:table-cell>
          <table:table-cell table:style-name="ce2" office:value-type="float" office:value="4.132">
            <text:p>4.132</text:p>
          </table:table-cell>
          <table:table-cell/>
          <table:table-cell table:style-name="ce1" office:value-type="float" office:value="61036240">
            <text:p>6.10E+07</text:p>
          </table:table-cell>
          <table:table-cell table:formula="of:=FORECAST([.E5];OFFSET([.$B$1];MATCH([.E5];[.$A$1:.$A$21];1)-1;0;2);OFFSET([.$A$1];MATCH([.E5];[.$A$1:.$A$21];1)-1;0;2))" office:value-type="float" office:value="2.4661463225919">
            <text:p>2.4661463226</text:p>
          </table:table-cell>
          <table:table-cell table:formula="of:=FORECAST([.E5];OFFSET([.$C$1];MATCH([.E5];[.$A$1:.$A$21];1)-1;0;2);OFFSET([.$A$1];MATCH([.E5];[.$A$1:.$A$21];1)-1;0;2))" office:value-type="float" office:value="4.15398645447754">
            <text:p>4.1539864545</text:p>
          </table:table-cell>
          <table:table-cell table:style-name="ce2" office:value-type="float" office:value="2.915">
            <text:p>2.915</text:p>
          </table:table-cell>
          <table:table-cell table:style-name="ce2" office:value-type="float" office:value="4.197">
            <text:p>4.197</text:p>
          </table:table-cell>
          <table:table-cell table:formula="of:=[.$F5]+([.$H5]-[.$F5])/10" office:value-type="float" office:value="2.51103169033271">
            <text:p>2.5110316903</text:p>
          </table:table-cell>
          <table:table-cell table:formula="of:=[.$G5]+([.$I5]-[.$G5])/10" office:value-type="float" office:value="4.15828780902978">
            <text:p>4.158287809</text:p>
          </table:table-cell>
          <table:table-cell table:formula="of:=[.$F5]+2*([.$H5]-[.$F5])/10" office:value-type="float" office:value="2.55591705807352">
            <text:p>2.5559170581</text:p>
          </table:table-cell>
          <table:table-cell table:formula="of:=[.$G5]+2*([.$I5]-[.$G5])/10" office:value-type="float" office:value="4.16258916358203">
            <text:p>4.1625891636</text:p>
          </table:table-cell>
          <table:table-cell table:number-columns-repeated="1011"/>
        </table:table-row>
        <table:table-row table:style-name="ro1">
          <table:table-cell table:style-name="ce1" office:value-type="float" office:value="123392000">
            <text:p>1.23E+08</text:p>
          </table:table-cell>
          <table:table-cell table:style-name="ce2" office:value-type="float" office:value="2.588">
            <text:p>2.588</text:p>
          </table:table-cell>
          <table:table-cell table:style-name="ce2" office:value-type="float" office:value="4.117">
            <text:p>4.117</text:p>
          </table:table-cell>
          <table:table-cell/>
          <table:table-cell table:style-name="ce1" office:value-type="float" office:value="71008200">
            <text:p>7.10E+07</text:p>
          </table:table-cell>
          <table:table-cell table:formula="of:=FORECAST([.E6];OFFSET([.$B$1];MATCH([.E6];[.$A$1:.$A$21];1)-1;0;2);OFFSET([.$A$1];MATCH([.E6];[.$A$1:.$A$21];1)-1;0;2))" office:value-type="float" office:value="2.48346318925836">
            <text:p>2.4834631893</text:p>
          </table:table-cell>
          <table:table-cell table:formula="of:=FORECAST([.E6];OFFSET([.$C$1];MATCH([.E6];[.$A$1:.$A$21];1)-1;0;2);OFFSET([.$A$1];MATCH([.E6];[.$A$1:.$A$21];1)-1;0;2))" office:value-type="float" office:value="4.14975344262573">
            <text:p>4.1497534426</text:p>
          </table:table-cell>
          <table:table-cell table:style-name="ce2" office:value-type="float" office:value="2.956">
            <text:p>2.956</text:p>
          </table:table-cell>
          <table:table-cell table:style-name="ce2" office:value-type="float" office:value="4.184">
            <text:p>4.184</text:p>
          </table:table-cell>
          <table:table-cell table:formula="of:=[.$F6]+([.$H6]-[.$F6])/10" office:value-type="float" office:value="2.53071687033252">
            <text:p>2.5307168703</text:p>
          </table:table-cell>
          <table:table-cell table:formula="of:=[.$G6]+([.$I6]-[.$G6])/10" office:value-type="float" office:value="4.15317809836316">
            <text:p>4.1531780984</text:p>
          </table:table-cell>
          <table:table-cell table:formula="of:=[.$F6]+2*([.$H6]-[.$F6])/10" office:value-type="float" office:value="2.57797055140669">
            <text:p>2.5779705514</text:p>
          </table:table-cell>
          <table:table-cell table:formula="of:=[.$G6]+2*([.$I6]-[.$G6])/10" office:value-type="float" office:value="4.15660275410059">
            <text:p>4.1566027541</text:p>
          </table:table-cell>
          <table:table-cell table:number-columns-repeated="1011"/>
        </table:table-row>
        <table:table-row table:style-name="ro1">
          <table:table-cell table:style-name="ce1" office:value-type="float" office:value="137773300">
            <text:p>1.38E+08</text:p>
          </table:table-cell>
          <table:table-cell table:style-name="ce2" office:value-type="float" office:value="2.621">
            <text:p>2.621</text:p>
          </table:table-cell>
          <table:table-cell table:style-name="ce2" office:value-type="float" office:value="4.099">
            <text:p>4.099</text:p>
          </table:table-cell>
          <table:table-cell/>
          <table:table-cell table:style-name="ce1" office:value-type="float" office:value="79177050">
            <text:p>7.92E+07</text:p>
          </table:table-cell>
          <table:table-cell table:formula="of:=FORECAST([.E7];OFFSET([.$B$1];MATCH([.E7];[.$A$1:.$A$21];1)-1;0;2);OFFSET([.$A$1];MATCH([.E7];[.$A$1:.$A$21];1)-1;0;2))" office:value-type="float" office:value="2.4976488544905">
            <text:p>2.4976488545</text:p>
          </table:table-cell>
          <table:table-cell table:formula="of:=FORECAST([.E7];OFFSET([.$C$1];MATCH([.E7];[.$A$1:.$A$21];1)-1;0;2);OFFSET([.$A$1];MATCH([.E7];[.$A$1:.$A$21];1)-1;0;2))" office:value-type="float" office:value="4.14628583556899">
            <text:p>4.1462858356</text:p>
          </table:table-cell>
          <table:table-cell table:style-name="ce2" office:value-type="float" office:value="2.993">
            <text:p>2.993</text:p>
          </table:table-cell>
          <table:table-cell table:style-name="ce2" office:value-type="float" office:value="4.167">
            <text:p>4.167</text:p>
          </table:table-cell>
          <table:table-cell table:formula="of:=[.$F7]+([.$H7]-[.$F7])/10" office:value-type="float" office:value="2.54718396904145">
            <text:p>2.547183969</text:p>
          </table:table-cell>
          <table:table-cell table:formula="of:=[.$G7]+([.$I7]-[.$G7])/10" office:value-type="float" office:value="4.14835725201209">
            <text:p>4.148357252</text:p>
          </table:table-cell>
          <table:table-cell table:formula="of:=[.$F7]+2*([.$H7]-[.$F7])/10" office:value-type="float" office:value="2.5967190835924">
            <text:p>2.5967190836</text:p>
          </table:table-cell>
          <table:table-cell table:formula="of:=[.$G7]+2*([.$I7]-[.$G7])/10" office:value-type="float" office:value="4.15042866845519">
            <text:p>4.1504286685</text:p>
          </table:table-cell>
          <table:table-cell table:number-columns-repeated="1011"/>
        </table:table-row>
        <table:table-row table:style-name="ro1">
          <table:table-cell table:style-name="ce1" office:value-type="float" office:value="146712600">
            <text:p>1.47E+08</text:p>
          </table:table-cell>
          <table:table-cell table:style-name="ce2" office:value-type="float" office:value="2.643">
            <text:p>2.643</text:p>
          </table:table-cell>
          <table:table-cell table:style-name="ce2" office:value-type="float" office:value="4.084">
            <text:p>4.084</text:p>
          </table:table-cell>
          <table:table-cell/>
          <table:table-cell table:style-name="ce1" office:value-type="float" office:value="84286990">
            <text:p>8.43E+07</text:p>
          </table:table-cell>
          <table:table-cell table:formula="of:=FORECAST([.E8];OFFSET([.$B$1];MATCH([.E8];[.$A$1:.$A$21];1)-1;0;2);OFFSET([.$A$1];MATCH([.E8];[.$A$1:.$A$21];1)-1;0;2))" office:value-type="float" office:value="2.50652255130172">
            <text:p>2.5065225513</text:p>
          </table:table-cell>
          <table:table-cell table:formula="of:=FORECAST([.E8];OFFSET([.$C$1];MATCH([.E8];[.$A$1:.$A$21];1)-1;0;2);OFFSET([.$A$1];MATCH([.E8];[.$A$1:.$A$21];1)-1;0;2))" office:value-type="float" office:value="4.1441167096818">
            <text:p>4.1441167097</text:p>
          </table:table-cell>
          <table:table-cell table:style-name="ce2" office:value-type="float" office:value="3.018">
            <text:p>3.018</text:p>
          </table:table-cell>
          <table:table-cell table:style-name="ce2" office:value-type="float" office:value="4.152">
            <text:p>4.152</text:p>
          </table:table-cell>
          <table:table-cell table:formula="of:=[.$F8]+([.$H8]-[.$F8])/10" office:value-type="float" office:value="2.55767029617155">
            <text:p>2.5576702962</text:p>
          </table:table-cell>
          <table:table-cell table:formula="of:=[.$G8]+([.$I8]-[.$G8])/10" office:value-type="float" office:value="4.14490503871362">
            <text:p>4.1449050387</text:p>
          </table:table-cell>
          <table:table-cell table:formula="of:=[.$F8]+2*([.$H8]-[.$F8])/10" office:value-type="float" office:value="2.60881804104138">
            <text:p>2.608818041</text:p>
          </table:table-cell>
          <table:table-cell table:formula="of:=[.$G8]+2*([.$I8]-[.$G8])/10" office:value-type="float" office:value="4.14569336774544">
            <text:p>4.1456933677</text:p>
          </table:table-cell>
          <table:table-cell table:number-columns-repeated="1011"/>
        </table:table-row>
        <table:table-row table:style-name="ro1">
          <table:table-cell table:style-name="ce1" office:value-type="float" office:value="154553100">
            <text:p>1.55E+08</text:p>
          </table:table-cell>
          <table:table-cell table:style-name="ce2" office:value-type="float" office:value="2.663">
            <text:p>2.663</text:p>
          </table:table-cell>
          <table:table-cell table:style-name="ce2" office:value-type="float" office:value="4.067">
            <text:p>4.067</text:p>
          </table:table-cell>
          <table:table-cell/>
          <table:table-cell table:style-name="ce1" office:value-type="float" office:value="88713780">
            <text:p>8.87E+07</text:p>
          </table:table-cell>
          <table:table-cell table:formula="of:=FORECAST([.E9];OFFSET([.$B$1];MATCH([.E9];[.$A$1:.$A$21];1)-1;0;2);OFFSET([.$A$1];MATCH([.E9];[.$A$1:.$A$21];1)-1;0;2))" office:value-type="float" office:value="2.51531639894779">
            <text:p>2.5153163989</text:p>
          </table:table-cell>
          <table:table-cell table:formula="of:=FORECAST([.E9];OFFSET([.$C$1];MATCH([.E9];[.$A$1:.$A$21];1)-1;0;2);OFFSET([.$A$1];MATCH([.E9];[.$A$1:.$A$21];1)-1;0;2))" office:value-type="float" office:value="4.14167914447969">
            <text:p>4.1416791445</text:p>
          </table:table-cell>
          <table:table-cell table:style-name="ce2" office:value-type="float" office:value="3.041">
            <text:p>3.041</text:p>
          </table:table-cell>
          <table:table-cell table:style-name="ce2" office:value-type="float" office:value="4.136">
            <text:p>4.136</text:p>
          </table:table-cell>
          <table:table-cell table:formula="of:=[.$F9]+([.$H9]-[.$F9])/10" office:value-type="float" office:value="2.56788475905301">
            <text:p>2.5678847591</text:p>
          </table:table-cell>
          <table:table-cell table:formula="of:=[.$G9]+([.$I9]-[.$G9])/10" office:value-type="float" office:value="4.14111123003172">
            <text:p>4.14111123</text:p>
          </table:table-cell>
          <table:table-cell table:formula="of:=[.$F9]+2*([.$H9]-[.$F9])/10" office:value-type="float" office:value="2.62045311915823">
            <text:p>2.6204531192</text:p>
          </table:table-cell>
          <table:table-cell table:formula="of:=[.$G9]+2*([.$I9]-[.$G9])/10" office:value-type="float" office:value="4.14054331558375">
            <text:p>4.1405433156</text:p>
          </table:table-cell>
          <table:table-cell table:number-columns-repeated="1011"/>
        </table:table-row>
        <table:table-row table:style-name="ro1">
          <table:table-cell table:style-name="ce1" office:value-type="float" office:value="159108700">
            <text:p>1.59E+08</text:p>
          </table:table-cell>
          <table:table-cell table:style-name="ce2" office:value-type="float" office:value="2.677">
            <text:p>2.677</text:p>
          </table:table-cell>
          <table:table-cell table:style-name="ce2" office:value-type="float" office:value="4.056">
            <text:p>4.056</text:p>
          </table:table-cell>
          <table:table-cell/>
          <table:table-cell table:style-name="ce1" office:value-type="float" office:value="91219660">
            <text:p>9.12E+07</text:p>
          </table:table-cell>
          <table:table-cell table:formula="of:=FORECAST([.E10];OFFSET([.$B$1];MATCH([.E10];[.$A$1:.$A$21];1)-1;0;2);OFFSET([.$A$1];MATCH([.E10];[.$A$1:.$A$21];1)-1;0;2))" office:value-type="float" office:value="2.52033582349234">
            <text:p>2.5203358235</text:p>
          </table:table-cell>
          <table:table-cell table:formula="of:=FORECAST([.E10];OFFSET([.$C$1];MATCH([.E10];[.$A$1:.$A$21];1)-1;0;2);OFFSET([.$A$1];MATCH([.E10];[.$A$1:.$A$21];1)-1;0;2))" office:value-type="float" office:value="4.14027837483935">
            <text:p>4.1402783748</text:p>
          </table:table-cell>
          <table:table-cell table:style-name="ce2" office:value-type="float" office:value="3.057">
            <text:p>3.057</text:p>
          </table:table-cell>
          <table:table-cell table:style-name="ce2" office:value-type="float" office:value="4.127">
            <text:p>4.127</text:p>
          </table:table-cell>
          <table:table-cell table:formula="of:=[.$F10]+([.$H10]-[.$F10])/10" office:value-type="float" office:value="2.5740022411431">
            <text:p>2.5740022411</text:p>
          </table:table-cell>
          <table:table-cell table:formula="of:=[.$G10]+([.$I10]-[.$G10])/10" office:value-type="float" office:value="4.13895053735541">
            <text:p>4.1389505374</text:p>
          </table:table-cell>
          <table:table-cell table:formula="of:=[.$F10]+2*([.$H10]-[.$F10])/10" office:value-type="float" office:value="2.62766865879387">
            <text:p>2.6276686588</text:p>
          </table:table-cell>
          <table:table-cell table:formula="of:=[.$G10]+2*([.$I10]-[.$G10])/10" office:value-type="float" office:value="4.13762269987148">
            <text:p>4.1376226999</text:p>
          </table:table-cell>
          <table:table-cell table:number-columns-repeated="1011"/>
        </table:table-row>
        <table:table-row table:style-name="ro1">
          <table:table-cell table:style-name="ce1" office:value-type="float" office:value="162043100">
            <text:p>1.62E+08</text:p>
          </table:table-cell>
          <table:table-cell table:style-name="ce2" office:value-type="float" office:value="2.69">
            <text:p>2.69</text:p>
          </table:table-cell>
          <table:table-cell table:style-name="ce2" office:value-type="float" office:value="4.053">
            <text:p>4.053</text:p>
          </table:table-cell>
          <table:table-cell/>
          <table:table-cell table:style-name="ce1" office:value-type="float" office:value="92935680">
            <text:p>9.29E+07</text:p>
          </table:table-cell>
          <table:table-cell table:formula="of:=FORECAST([.E11];OFFSET([.$B$1];MATCH([.E11];[.$A$1:.$A$21];1)-1;0;2);OFFSET([.$A$1];MATCH([.E11];[.$A$1:.$A$21];1)-1;0;2))" office:value-type="float" office:value="2.52377311215218">
            <text:p>2.5237731122</text:p>
          </table:table-cell>
          <table:table-cell table:formula="of:=FORECAST([.E11];OFFSET([.$C$1];MATCH([.E11];[.$A$1:.$A$21];1)-1;0;2);OFFSET([.$A$1];MATCH([.E11];[.$A$1:.$A$21];1)-1;0;2))" office:value-type="float" office:value="4.13931913149241">
            <text:p>4.1393191315</text:p>
          </table:table-cell>
          <table:table-cell table:style-name="ce2" office:value-type="float" office:value="3.071">
            <text:p>3.071</text:p>
          </table:table-cell>
          <table:table-cell table:style-name="ce2" office:value-type="float" office:value="4.124">
            <text:p>4.124</text:p>
          </table:table-cell>
          <table:table-cell table:formula="of:=[.$F11]+([.$H11]-[.$F11])/10" office:value-type="float" office:value="2.57849580093697">
            <text:p>2.5784958009</text:p>
          </table:table-cell>
          <table:table-cell table:formula="of:=[.$G11]+([.$I11]-[.$G11])/10" office:value-type="float" office:value="4.13778721834317">
            <text:p>4.1377872183</text:p>
          </table:table-cell>
          <table:table-cell table:formula="of:=[.$F11]+2*([.$H11]-[.$F11])/10" office:value-type="float" office:value="2.63321848972175">
            <text:p>2.6332184897</text:p>
          </table:table-cell>
          <table:table-cell table:formula="of:=[.$G11]+2*([.$I11]-[.$G11])/10" office:value-type="float" office:value="4.13625530519393">
            <text:p>4.1362553052</text:p>
          </table:table-cell>
          <table:table-cell table:number-columns-repeated="1011"/>
        </table:table-row>
        <table:table-row table:style-name="ro1">
          <table:table-cell table:style-name="ce1" office:value-type="float" office:value="164377500">
            <text:p>1.64E+08</text:p>
          </table:table-cell>
          <table:table-cell table:style-name="ce2" office:value-type="float" office:value="2.731">
            <text:p>2.731</text:p>
          </table:table-cell>
          <table:table-cell table:style-name="ce2" office:value-type="float" office:value="4.077">
            <text:p>4.077</text:p>
          </table:table-cell>
          <table:table-cell/>
          <table:table-cell table:style-name="ce1" office:value-type="float" office:value="94270860">
            <text:p>9.43E+07</text:p>
          </table:table-cell>
          <table:table-cell table:formula="of:=FORECAST([.E12];OFFSET([.$B$1];MATCH([.E12];[.$A$1:.$A$21];1)-1;0;2);OFFSET([.$A$1];MATCH([.E12];[.$A$1:.$A$21];1)-1;0;2))" office:value-type="float" office:value="2.52644755596569">
            <text:p>2.526447556</text:p>
          </table:table-cell>
          <table:table-cell table:formula="of:=FORECAST([.E12];OFFSET([.$C$1];MATCH([.E12];[.$A$1:.$A$21];1)-1;0;2);OFFSET([.$A$1];MATCH([.E12];[.$A$1:.$A$21];1)-1;0;2))" office:value-type="float" office:value="4.13857277507934">
            <text:p>4.1385727751</text:p>
          </table:table-cell>
          <table:table-cell table:style-name="ce2" office:value-type="float" office:value="3.11">
            <text:p>3.11</text:p>
          </table:table-cell>
          <table:table-cell table:style-name="ce2" office:value-type="float" office:value="4.148">
            <text:p>4.148</text:p>
          </table:table-cell>
          <table:table-cell table:formula="of:=[.$F12]+([.$H12]-[.$F12])/10" office:value-type="float" office:value="2.58480280036912">
            <text:p>2.5848028004</text:p>
          </table:table-cell>
          <table:table-cell table:formula="of:=[.$G12]+([.$I12]-[.$G12])/10" office:value-type="float" office:value="4.13951549757141">
            <text:p>4.1395154976</text:p>
          </table:table-cell>
          <table:table-cell table:formula="of:=[.$F12]+2*([.$H12]-[.$F12])/10" office:value-type="float" office:value="2.64315804477255">
            <text:p>2.6431580448</text:p>
          </table:table-cell>
          <table:table-cell table:formula="of:=[.$G12]+2*([.$I12]-[.$G12])/10" office:value-type="float" office:value="4.14045822006347">
            <text:p>4.1404582201</text:p>
          </table:table-cell>
          <table:table-cell table:number-columns-repeated="1011"/>
        </table:table-row>
        <table:table-row table:style-name="ro1">
          <table:table-cell table:style-name="ce1" office:value-type="float" office:value="164734400">
            <text:p>1.65E+08</text:p>
          </table:table-cell>
          <table:table-cell table:style-name="ce2" office:value-type="float" office:value="2.776">
            <text:p>2.776</text:p>
          </table:table-cell>
          <table:table-cell table:style-name="ce2" office:value-type="float" office:value="4.11">
            <text:p>4.11</text:p>
          </table:table-cell>
          <table:table-cell/>
          <table:table-cell table:style-name="ce1" office:value-type="float" office:value="94459120">
            <text:p>9.45E+07</text:p>
          </table:table-cell>
          <table:table-cell table:formula="of:=FORECAST([.E13];OFFSET([.$B$1];MATCH([.E13];[.$A$1:.$A$21];1)-1;0;2);OFFSET([.$A$1];MATCH([.E13];[.$A$1:.$A$21];1)-1;0;2))" office:value-type="float" office:value="2.52682465178223">
            <text:p>2.5268246518</text:p>
          </table:table-cell>
          <table:table-cell table:formula="of:=FORECAST([.E13];OFFSET([.$C$1];MATCH([.E13];[.$A$1:.$A$21];1)-1;0;2);OFFSET([.$A$1];MATCH([.E13];[.$A$1:.$A$21];1)-1;0;2))" office:value-type="float" office:value="4.13846753903752">
            <text:p>4.138467539</text:p>
          </table:table-cell>
          <table:table-cell table:style-name="ce2" office:value-type="float" office:value="3.152">
            <text:p>3.152</text:p>
          </table:table-cell>
          <table:table-cell table:style-name="ce2" office:value-type="float" office:value="4.179">
            <text:p>4.179</text:p>
          </table:table-cell>
          <table:table-cell table:formula="of:=[.$F13]+([.$H13]-[.$F13])/10" office:value-type="float" office:value="2.58934218660401">
            <text:p>2.5893421866</text:p>
          </table:table-cell>
          <table:table-cell table:formula="of:=[.$G13]+([.$I13]-[.$G13])/10" office:value-type="float" office:value="4.14252078513376">
            <text:p>4.1425207851</text:p>
          </table:table-cell>
          <table:table-cell table:formula="of:=[.$F13]+2*([.$H13]-[.$F13])/10" office:value-type="float" office:value="2.65185972142579">
            <text:p>2.6518597214</text:p>
          </table:table-cell>
          <table:table-cell table:formula="of:=[.$G13]+2*([.$I13]-[.$G13])/10" office:value-type="float" office:value="4.14657403123001">
            <text:p>4.1465740312</text:p>
          </table:table-cell>
          <table:table-cell table:number-columns-repeated="1011"/>
        </table:table-row>
        <table:table-row table:style-name="ro1">
          <table:table-cell table:style-name="ce1" office:value-type="float" office:value="164765400">
            <text:p>1.65E+08</text:p>
          </table:table-cell>
          <table:table-cell table:style-name="ce2" office:value-type="float" office:value="2.735">
            <text:p>2.735</text:p>
          </table:table-cell>
          <table:table-cell table:style-name="ce2" office:value-type="float" office:value="4.091">
            <text:p>4.091</text:p>
          </table:table-cell>
          <table:table-cell/>
          <table:table-cell table:style-name="ce1" office:value-type="float" office:value="94470480">
            <text:p>9.45E+07</text:p>
          </table:table-cell>
          <table:table-cell table:formula="of:=FORECAST([.E14];OFFSET([.$B$1];MATCH([.E14];[.$A$1:.$A$21];1)-1;0;2);OFFSET([.$A$1];MATCH([.E14];[.$A$1:.$A$21];1)-1;0;2))" office:value-type="float" office:value="2.5268474065282">
            <text:p>2.5268474065</text:p>
          </table:table-cell>
          <table:table-cell table:formula="of:=FORECAST([.E14];OFFSET([.$C$1];MATCH([.E14];[.$A$1:.$A$21];1)-1;0;2);OFFSET([.$A$1];MATCH([.E14];[.$A$1:.$A$21];1)-1;0;2))" office:value-type="float" office:value="4.13846118887585">
            <text:p>4.1384611889</text:p>
          </table:table-cell>
          <table:table-cell table:style-name="ce2" office:value-type="float" office:value="3.119">
            <text:p>3.119</text:p>
          </table:table-cell>
          <table:table-cell table:style-name="ce2" office:value-type="float" office:value="4.168">
            <text:p>4.168</text:p>
          </table:table-cell>
          <table:table-cell table:formula="of:=[.$F14]+([.$H14]-[.$F14])/10" office:value-type="float" office:value="2.58606266587538">
            <text:p>2.5860626659</text:p>
          </table:table-cell>
          <table:table-cell table:formula="of:=[.$G14]+([.$I14]-[.$G14])/10" office:value-type="float" office:value="4.14141506998827">
            <text:p>4.14141507</text:p>
          </table:table-cell>
          <table:table-cell table:formula="of:=[.$F14]+2*([.$H14]-[.$F14])/10" office:value-type="float" office:value="2.64527792522256">
            <text:p>2.6452779252</text:p>
          </table:table-cell>
          <table:table-cell table:formula="of:=[.$G14]+2*([.$I14]-[.$G14])/10" office:value-type="float" office:value="4.14436895110068">
            <text:p>4.1443689511</text:p>
          </table:table-cell>
          <table:table-cell table:number-columns-repeated="1011"/>
        </table:table-row>
        <table:table-row table:style-name="ro1">
          <table:table-cell table:style-name="ce1" office:value-type="float" office:value="164916100">
            <text:p>1.65E+08</text:p>
          </table:table-cell>
          <table:table-cell table:style-name="ce2" office:value-type="float" office:value="2.798">
            <text:p>2.798</text:p>
          </table:table-cell>
          <table:table-cell table:style-name="ce2" office:value-type="float" office:value="4.041">
            <text:p>4.041</text:p>
          </table:table-cell>
          <table:table-cell/>
          <table:table-cell table:style-name="ce1" office:value-type="float" office:value="94573540">
            <text:p>9.46E+07</text:p>
          </table:table-cell>
          <table:table-cell table:formula="of:=FORECAST([.E15];OFFSET([.$B$1];MATCH([.E15];[.$A$1:.$A$21];1)-1;0;2);OFFSET([.$A$1];MATCH([.E15];[.$A$1:.$A$21];1)-1;0;2))" office:value-type="float" office:value="2.52705384174998">
            <text:p>2.5270538417</text:p>
          </table:table-cell>
          <table:table-cell table:formula="of:=FORECAST([.E15];OFFSET([.$C$1];MATCH([.E15];[.$A$1:.$A$21];1)-1;0;2);OFFSET([.$A$1];MATCH([.E15];[.$A$1:.$A$21];1)-1;0;2))" office:value-type="float" office:value="4.13840357904652">
            <text:p>4.138403579</text:p>
          </table:table-cell>
          <table:table-cell table:style-name="ce2" office:value-type="float" office:value="3.178">
            <text:p>3.178</text:p>
          </table:table-cell>
          <table:table-cell table:style-name="ce2" office:value-type="float" office:value="4.095">
            <text:p>4.095</text:p>
          </table:table-cell>
          <table:table-cell table:formula="of:=[.$F15]+([.$H15]-[.$F15])/10" office:value-type="float" office:value="2.59214845757499">
            <text:p>2.5921484576</text:p>
          </table:table-cell>
          <table:table-cell table:formula="of:=[.$G15]+([.$I15]-[.$G15])/10" office:value-type="float" office:value="4.13406322114186">
            <text:p>4.1340632211</text:p>
          </table:table-cell>
          <table:table-cell table:formula="of:=[.$F15]+2*([.$H15]-[.$F15])/10" office:value-type="float" office:value="2.65724307339999">
            <text:p>2.6572430734</text:p>
          </table:table-cell>
          <table:table-cell table:formula="of:=[.$G15]+2*([.$I15]-[.$G15])/10" office:value-type="float" office:value="4.12972286323721">
            <text:p>4.1297228632</text:p>
          </table:table-cell>
          <table:table-cell table:number-columns-repeated="1011"/>
        </table:table-row>
        <table:table-row table:style-name="ro1">
          <table:table-cell table:style-name="ce1" office:value-type="float" office:value="165202900">
            <text:p>1.65E+08</text:p>
          </table:table-cell>
          <table:table-cell table:style-name="ce2" office:value-type="float" office:value="2.79">
            <text:p>2.79</text:p>
          </table:table-cell>
          <table:table-cell table:style-name="ce2" office:value-type="float" office:value="3.968">
            <text:p>3.968</text:p>
          </table:table-cell>
          <table:table-cell/>
          <table:table-cell table:style-name="ce1" office:value-type="float" office:value="94711490">
            <text:p>9.47E+07</text:p>
          </table:table-cell>
          <table:table-cell table:formula="of:=FORECAST([.E16];OFFSET([.$B$1];MATCH([.E16];[.$A$1:.$A$21];1)-1;0;2);OFFSET([.$A$1];MATCH([.E16];[.$A$1:.$A$21];1)-1;0;2))" office:value-type="float" office:value="2.52733016368716">
            <text:p>2.5273301637</text:p>
          </table:table-cell>
          <table:table-cell table:formula="of:=FORECAST([.E16];OFFSET([.$C$1];MATCH([.E16];[.$A$1:.$A$21];1)-1;0;2);OFFSET([.$A$1];MATCH([.E16];[.$A$1:.$A$21];1)-1;0;2))" office:value-type="float" office:value="4.13832646594777">
            <text:p>4.1383264659</text:p>
          </table:table-cell>
          <table:table-cell table:style-name="ce2" office:value-type="float" office:value="3.17">
            <text:p>3.17</text:p>
          </table:table-cell>
          <table:table-cell table:style-name="ce2" office:value-type="float" office:value="4.01">
            <text:p>4.01</text:p>
          </table:table-cell>
          <table:table-cell table:formula="of:=[.$F16]+([.$H16]-[.$F16])/10" office:value-type="float" office:value="2.59159714731844">
            <text:p>2.5915971473</text:p>
          </table:table-cell>
          <table:table-cell table:formula="of:=[.$G16]+([.$I16]-[.$G16])/10" office:value-type="float" office:value="4.12549381935299">
            <text:p>4.1254938194</text:p>
          </table:table-cell>
          <table:table-cell table:formula="of:=[.$F16]+2*([.$H16]-[.$F16])/10" office:value-type="float" office:value="2.65586413094972">
            <text:p>2.6558641309</text:p>
          </table:table-cell>
          <table:table-cell table:formula="of:=[.$G16]+2*([.$I16]-[.$G16])/10" office:value-type="float" office:value="4.11266117275822">
            <text:p>4.1126611728</text:p>
          </table:table-cell>
          <table:table-cell table:number-columns-repeated="1011"/>
        </table:table-row>
        <table:table-row table:style-name="ro1">
          <table:table-cell table:style-name="ce1" office:value-type="float" office:value="165389100">
            <text:p>1.65E+08</text:p>
          </table:table-cell>
          <table:table-cell table:style-name="ce2" office:value-type="float" office:value="2.749">
            <text:p>2.749</text:p>
          </table:table-cell>
          <table:table-cell table:style-name="ce2" office:value-type="float" office:value="3.898">
            <text:p>3.898</text:p>
          </table:table-cell>
          <table:table-cell/>
          <table:table-cell table:style-name="ce1" office:value-type="float" office:value="94797700">
            <text:p>9.48E+07</text:p>
          </table:table-cell>
          <table:table-cell table:formula="of:=FORECAST([.E17];OFFSET([.$B$1];MATCH([.E17];[.$A$1:.$A$21];1)-1;0;2);OFFSET([.$A$1];MATCH([.E17];[.$A$1:.$A$21];1)-1;0;2))" office:value-type="float" office:value="2.52750284737113">
            <text:p>2.5275028474</text:p>
          </table:table-cell>
          <table:table-cell table:formula="of:=FORECAST([.E17];OFFSET([.$C$1];MATCH([.E17];[.$A$1:.$A$21];1)-1;0;2);OFFSET([.$A$1];MATCH([.E17];[.$A$1:.$A$21];1)-1;0;2))" office:value-type="float" office:value="4.13827827515224">
            <text:p>4.1382782752</text:p>
          </table:table-cell>
          <table:table-cell table:style-name="ce2" office:value-type="float" office:value="3.124">
            <text:p>3.124</text:p>
          </table:table-cell>
          <table:table-cell table:style-name="ce2" office:value-type="float" office:value="3.923">
            <text:p>3.923</text:p>
          </table:table-cell>
          <table:table-cell table:formula="of:=[.$F17]+([.$H17]-[.$F17])/10" office:value-type="float" office:value="2.58715256263401">
            <text:p>2.5871525626</text:p>
          </table:table-cell>
          <table:table-cell table:formula="of:=[.$G17]+([.$I17]-[.$G17])/10" office:value-type="float" office:value="4.11675044763702">
            <text:p>4.1167504476</text:p>
          </table:table-cell>
          <table:table-cell table:formula="of:=[.$F17]+2*([.$H17]-[.$F17])/10" office:value-type="float" office:value="2.6468022778969">
            <text:p>2.6468022779</text:p>
          </table:table-cell>
          <table:table-cell table:formula="of:=[.$G17]+2*([.$I17]-[.$G17])/10" office:value-type="float" office:value="4.0952226201218">
            <text:p>4.0952226201</text:p>
          </table:table-cell>
          <table:table-cell table:number-columns-repeated="1011"/>
        </table:table-row>
        <table:table-row table:style-name="ro1">
          <table:table-cell table:style-name="ce1" office:value-type="float" office:value="165504800">
            <text:p>1.66E+08</text:p>
          </table:table-cell>
          <table:table-cell table:style-name="ce2" office:value-type="float" office:value="2.689">
            <text:p>2.689</text:p>
          </table:table-cell>
          <table:table-cell table:style-name="ce2" office:value-type="float" office:value="3.825">
            <text:p>3.825</text:p>
          </table:table-cell>
          <table:table-cell/>
          <table:table-cell table:style-name="ce1" office:value-type="float" office:value="94846980">
            <text:p>9.48E+07</text:p>
          </table:table-cell>
          <table:table-cell table:formula="of:=FORECAST([.E18];OFFSET([.$B$1];MATCH([.E18];[.$A$1:.$A$21];1)-1;0;2);OFFSET([.$A$1];MATCH([.E18];[.$A$1:.$A$21];1)-1;0;2))" office:value-type="float" office:value="2.52760155810011">
            <text:p>2.5276015581</text:p>
          </table:table-cell>
          <table:table-cell table:formula="of:=FORECAST([.E18];OFFSET([.$C$1];MATCH([.E18];[.$A$1:.$A$21];1)-1;0;2);OFFSET([.$A$1];MATCH([.E18];[.$A$1:.$A$21];1)-1;0;2))" office:value-type="float" office:value="4.13825072797206">
            <text:p>4.138250728</text:p>
          </table:table-cell>
          <table:table-cell table:style-name="ce2" office:value-type="float" office:value="3.064">
            <text:p>3.064</text:p>
          </table:table-cell>
          <table:table-cell table:style-name="ce2" office:value-type="float" office:value="3.837">
            <text:p>3.837</text:p>
          </table:table-cell>
          <table:table-cell table:formula="of:=[.$F18]+([.$H18]-[.$F18])/10" office:value-type="float" office:value="2.5812414022901">
            <text:p>2.5812414023</text:p>
          </table:table-cell>
          <table:table-cell table:formula="of:=[.$G18]+([.$I18]-[.$G18])/10" office:value-type="float" office:value="4.10812565517486">
            <text:p>4.1081256552</text:p>
          </table:table-cell>
          <table:table-cell table:formula="of:=[.$F18]+2*([.$H18]-[.$F18])/10" office:value-type="float" office:value="2.63488124648009">
            <text:p>2.6348812465</text:p>
          </table:table-cell>
          <table:table-cell table:formula="of:=[.$G18]+2*([.$I18]-[.$G18])/10" office:value-type="float" office:value="4.07800058237765">
            <text:p>4.0780005824</text:p>
          </table:table-cell>
          <table:table-cell table:number-columns-repeated="1011"/>
        </table:table-row>
        <table:table-row table:style-name="ro1">
          <table:table-cell table:style-name="ce1" office:value-type="float" office:value="165580200">
            <text:p>1.66E+08</text:p>
          </table:table-cell>
          <table:table-cell table:style-name="ce2" office:value-type="float" office:value="2.618">
            <text:p>2.618</text:p>
          </table:table-cell>
          <table:table-cell table:style-name="ce2" office:value-type="float" office:value="3.754">
            <text:p>3.754</text:p>
          </table:table-cell>
          <table:table-cell/>
          <table:table-cell table:style-name="ce1" office:value-type="float" office:value="94877420">
            <text:p>9.49E+07</text:p>
          </table:table-cell>
          <table:table-cell table:formula="of:=FORECAST([.E19];OFFSET([.$B$1];MATCH([.E19];[.$A$1:.$A$21];1)-1;0;2);OFFSET([.$A$1];MATCH([.E19];[.$A$1:.$A$21];1)-1;0;2))" office:value-type="float" office:value="2.52766253120463">
            <text:p>2.5276625312</text:p>
          </table:table-cell>
          <table:table-cell table:formula="of:=FORECAST([.E19];OFFSET([.$C$1];MATCH([.E19];[.$A$1:.$A$21];1)-1;0;2);OFFSET([.$A$1];MATCH([.E19];[.$A$1:.$A$21];1)-1;0;2))" office:value-type="float" office:value="4.13823371222196">
            <text:p>4.1382337122</text:p>
          </table:table-cell>
          <table:table-cell table:style-name="ce2" office:value-type="float" office:value="2.994">
            <text:p>2.994</text:p>
          </table:table-cell>
          <table:table-cell table:style-name="ce2" office:value-type="float" office:value="3.754">
            <text:p>3.754</text:p>
          </table:table-cell>
          <table:table-cell table:formula="of:=[.$F19]+([.$H19]-[.$F19])/10" office:value-type="float" office:value="2.57429627808416">
            <text:p>2.5742962781</text:p>
          </table:table-cell>
          <table:table-cell table:formula="of:=[.$G19]+([.$I19]-[.$G19])/10" office:value-type="float" office:value="4.09981034099977">
            <text:p>4.099810341</text:p>
          </table:table-cell>
          <table:table-cell table:formula="of:=[.$F19]+2*([.$H19]-[.$F19])/10" office:value-type="float" office:value="2.6209300249637">
            <text:p>2.620930025</text:p>
          </table:table-cell>
          <table:table-cell table:formula="of:=[.$G19]+2*([.$I19]-[.$G19])/10" office:value-type="float" office:value="4.06138696977757">
            <text:p>4.0613869698</text:p>
          </table:table-cell>
          <table:table-cell table:number-columns-repeated="1011"/>
        </table:table-row>
        <table:table-row table:style-name="ro1">
          <table:table-cell table:style-name="ce1" office:value-type="float" office:value="165701000">
            <text:p>1.66E+08</text:p>
          </table:table-cell>
          <table:table-cell table:style-name="ce2" office:value-type="float" office:value="2.465">
            <text:p>2.465</text:p>
          </table:table-cell>
          <table:table-cell table:style-name="ce2" office:value-type="float" office:value="3.683">
            <text:p>3.683</text:p>
          </table:table-cell>
          <table:table-cell/>
          <table:table-cell table:style-name="ce1" office:value-type="float" office:value="94921760">
            <text:p>9.49E+07</text:p>
          </table:table-cell>
          <table:table-cell table:formula="of:=FORECAST([.E20];OFFSET([.$B$1];MATCH([.E20];[.$A$1:.$A$21];1)-1;0;2);OFFSET([.$A$1];MATCH([.E20];[.$A$1:.$A$21];1)-1;0;2))" office:value-type="float" office:value="2.52775134682401">
            <text:p>2.5277513468</text:p>
          </table:table-cell>
          <table:table-cell table:formula="of:=FORECAST([.E20];OFFSET([.$C$1];MATCH([.E20];[.$A$1:.$A$21];1)-1;0;2);OFFSET([.$A$1];MATCH([.E20];[.$A$1:.$A$21];1)-1;0;2))" office:value-type="float" office:value="4.13820892646772">
            <text:p>4.1382089265</text:p>
          </table:table-cell>
          <table:table-cell table:style-name="ce2" office:value-type="float" office:value="2.852">
            <text:p>2.852</text:p>
          </table:table-cell>
          <table:table-cell table:style-name="ce2" office:value-type="float" office:value="3.667">
            <text:p>3.667</text:p>
          </table:table-cell>
          <table:table-cell table:formula="of:=[.$F20]+([.$H20]-[.$F20])/10" office:value-type="float" office:value="2.56017621214161">
            <text:p>2.5601762121</text:p>
          </table:table-cell>
          <table:table-cell table:formula="of:=[.$G20]+([.$I20]-[.$G20])/10" office:value-type="float" office:value="4.09108803382095">
            <text:p>4.0910880338</text:p>
          </table:table-cell>
          <table:table-cell table:formula="of:=[.$F20]+2*([.$H20]-[.$F20])/10" office:value-type="float" office:value="2.59260107745921">
            <text:p>2.5926010775</text:p>
          </table:table-cell>
          <table:table-cell table:formula="of:=[.$G20]+2*([.$I20]-[.$G20])/10" office:value-type="float" office:value="4.04396714117418">
            <text:p>4.0439671412</text:p>
          </table:table-cell>
          <table:table-cell table:number-columns-repeated="1011"/>
        </table:table-row>
        <table:table-row table:style-name="ro1">
          <table:table-cell table:style-name="ce1" office:value-type="float" office:value="166362400">
            <text:p>1.66E+08</text:p>
          </table:table-cell>
          <table:table-cell table:style-name="ce2" office:value-type="float" office:value="3.128">
            <text:p>3.128</text:p>
          </table:table-cell>
          <table:table-cell table:style-name="ce2" office:value-type="float" office:value="3.606">
            <text:p>3.606</text:p>
          </table:table-cell>
          <table:table-cell/>
          <table:table-cell table:style-name="ce1" office:value-type="float" office:value="95210830">
            <text:p>9.52E+07</text:p>
          </table:table-cell>
          <table:table-cell table:formula="of:=FORECAST([.E21];OFFSET([.$B$1];MATCH([.E21];[.$A$1:.$A$21];1)-1;0;2);OFFSET([.$A$1];MATCH([.E21];[.$A$1:.$A$21];1)-1;0;2))" office:value-type="float" office:value="2.52833037098043">
            <text:p>2.528330371</text:p>
          </table:table-cell>
          <table:table-cell table:formula="of:=FORECAST([.E21];OFFSET([.$C$1];MATCH([.E21];[.$A$1:.$A$21];1)-1;0;2);OFFSET([.$A$1];MATCH([.E21];[.$A$1:.$A$21];1)-1;0;2))" office:value-type="float" office:value="4.13804733833104">
            <text:p>4.1380473383</text:p>
          </table:table-cell>
          <table:table-cell table:style-name="ce2" office:value-type="float" office:value="3.444">
            <text:p>3.444</text:p>
          </table:table-cell>
          <table:table-cell table:style-name="ce2" office:value-type="float" office:value="3.594">
            <text:p>3.594</text:p>
          </table:table-cell>
          <table:table-cell table:formula="of:=[.$F21]+([.$H21]-[.$F21])/10" office:value-type="float" office:value="2.61989733388239">
            <text:p>2.6198973339</text:p>
          </table:table-cell>
          <table:table-cell table:formula="of:=[.$G21]+([.$I21]-[.$G21])/10" office:value-type="float" office:value="4.08364260449794">
            <text:p>4.0836426045</text:p>
          </table:table-cell>
          <table:table-cell table:formula="of:=[.$F21]+2*([.$H21]-[.$F21])/10" office:value-type="float" office:value="2.71146429678435">
            <text:p>2.7114642968</text:p>
          </table:table-cell>
          <table:table-cell table:formula="of:=[.$G21]+2*([.$I21]-[.$G21])/10" office:value-type="float" office:value="4.02923787066483">
            <text:p>4.0292378707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9/21/2015</text:date>, <text:time>18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r4" style:display-name="PageStyle_hr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8:22:05.72</dc:date>
    <meta:document-statistic meta:table-count="1" meta:cell-count="252" meta:object-count="0"/>
    <meta:generator>OpenOffice/4.1.1$Win32 OpenOffice.org_project/411m6$Build-9775</meta:generator>
  </office:meta>
</office:document-meta>
</file>